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7" calcext:value-type="float">
            <text:p>1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6">00/00/0000</text:date>, <text:time style:data-style-name="N2" text:time-value="21:01:18.325236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21:01:28.914224825</dc:date>
    <meta:editing-duration>PT4H7M18S</meta:editing-duration>
    <meta:editing-cycles>102</meta:editing-cycles>
    <meta:generator>LibreOffice/6.0.5.2$Linux_X86_64 LibreOffice_project/00$Build-2</meta:generator>
    <meta:document-statistic meta:table-count="1" meta:cell-count="1423" meta:object-count="0"/>
  </office:meta>
</office:document-meta>
</file>